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Liberation Serif" fo:font-size="24pt" fo:font-weight="bold" style:font-size-asian="24pt" style:font-weight-asian="bold" style:font-size-complex="24pt" style:font-weight-complex="bold"/>
    </style:style>
    <style:style style:name="P3" style:family="paragraph" style:parent-style-name="Standard">
      <style:text-properties style:font-name="Liberation Serif" fo:font-size="12pt" fo:font-weight="bold" style:font-size-asian="12pt" style:font-weight-asian="bold" style:font-size-complex="12pt" style:font-weight-complex="bold"/>
    </style:style>
    <style:style style:name="P4" style:family="paragraph" style:parent-style-name="Standard">
      <style:text-properties style:font-name="Liberation Serif" fo:font-size="12pt" fo:font-weight="bold" officeooo:rsid="00067fb0" officeooo:paragraph-rsid="00067fb0" style:font-size-asian="12pt" style:font-weight-asian="bold" style:font-size-complex="12pt" style:font-weight-complex="bold"/>
    </style:style>
    <style:style style:name="P5" style:family="paragraph" style:parent-style-name="Standard">
      <style:paragraph-properties fo:text-align="end" style:justify-single-word="false"/>
      <style:text-properties style:font-name="Liberation Serif"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properties style:font-name="Liberation Serif" fo:font-size="12pt" fo:font-weight="bold" officeooo:rsid="00091e38" officeooo:paragraph-rsid="00091e38" style:font-size-asian="12pt" style:font-weight-asian="bold" style:font-size-complex="12pt" style:font-weight-complex="bold"/>
    </style:style>
    <style:style style:name="P7" style:family="paragraph" style:parent-style-name="Heading_20_1">
      <style:text-properties officeooo:rsid="00067fb0" officeooo:paragraph-rsid="00067fb0"/>
    </style:style>
    <style:style style:name="T1" style:family="text">
      <style:text-properties style:text-position="33% 80%"/>
    </style:style>
    <style:style style:name="T2" style:family="text">
      <style:text-properties officeooo:rsid="00067fb0"/>
    </style:style>
    <style:style style:name="T3" style:family="text">
      <style:text-properties style:font-name="serif" fo:font-size="17.25pt"/>
    </style:style>
    <style:style style:name="T4" style:family="text">
      <style:text-properties style:font-name="serif" fo:font-weight="normal" officeooo:rsid="00067fb0" style:font-size-asian="10.5pt" style:font-weight-asian="normal" style:font-weight-complex="normal"/>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067fb0" style:font-size-asian="10.5pt" style:font-weight-asian="normal" style:font-size-complex="12pt" style:font-weight-complex="normal"/>
    </style:style>
    <style:style style:name="T7" style:family="text">
      <style:text-properties fo:font-weight="normal" style:font-weight-asian="normal" style:font-weight-complex="normal"/>
    </style:style>
    <style:style style:name="T8" style:family="text">
      <style:text-properties fo:font-weight="normal" style:font-size-asian="10.5pt" style:font-weight-asian="normal" style:font-weight-complex="normal"/>
    </style:style>
    <style:style style:name="T9" style:family="text">
      <style:text-properties fo:font-weight="normal" officeooo:rsid="00067fb0" style:font-size-asian="10.5pt" style:font-weight-asian="normal" style:font-weight-complex="normal"/>
    </style:style>
    <style:style style:name="T10" style:family="text">
      <style:text-properties fo:font-weight="normal" officeooo:rsid="0007d31d" style:font-size-asian="10.5pt" style:font-weight-asian="normal" style:font-weight-complex="normal"/>
    </style:style>
    <style:style style:name="T11" style:family="text">
      <style:text-properties fo:font-weight="normal" officeooo:rsid="00091e38" style:font-size-asian="10.5pt"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span text:style-name="T6">T</text:span><text:span text:style-name="T5">he following are some very good methods for soil analysis using digital image processing:</text:span></text:h>
      <text:h text:style-name="Heading_20_1" text:outline-level="1"><text:bookmark text:name="screen-reader-main-title"/>Quantification of soil features using digital image processing (DIP) techniques:</text:h>
      <text:p text:style-name="Text_20_body"><text:span text:style-name="T2">There is a </text:span>method which provides reliable, automated classification of mineral, non-mineral constituents (e.g. organic matter), non-crystalline, or poorly crystalline components (e.g. Fe–Mn oxides) and voids. A color image flatbed scanner scanned 10 soil thin section slides that contain the same features. Equal portions (about 6.3 cm<text:span text:style-name="T1">2</text:span>) of each slide were imported into the Erdas Image Processing software (version 8.4) as 24 bit 3-band images. Images were classified with an unsupervised nearest neighbor classification method with several different processing steps. Five different classes were separated and quantified for each sample. Classified features were checked with 500 reference points under the petrographic microscope. Separation and identification was almost 100% for calcite, about 97% for void in all samples, but values decreased for sesquioxides, plasma, and quartz (96%, 96%, and 80%, respectively). Quantitative results of digital image processing based on pixel number of each class (aerial percentage) were compared with traditional point-counting method. Digital image processing results showed slightly lower values for voids, quartz, and sesquioxides, but higher values for plasma and almost equal quantity for calcite in all three samples when compared with the values of the point-counting method.</text:p>
      <text:p text:style-name="Text_20_body">This technique represents a significant improvement in quantitative soil micromorphology. Requirement of simple and inexpensive hardware and quick and routine identification and quantification of features (calcite, void, sesquioxides, and plasma) with much less error than other methods are two advantages of the proposed method to the earlier studies.</text:p>
      <text:p text:style-name="P2">Determination of soil pH by using digital image processing:</text:p>
      <text:p text:style-name="P1"><text:span text:style-name="T3"/></text:p>
      <text:p text:style-name="P3"><text:span text:style-name="T7">The pH in soils is an important concerning part of the soil health. pH is a term that is used to describe the degree of acidity or basicity. Soil acidity or alkalinity directly affects plant growth.</text:span> <text:span text:style-name="T9">Hence, the pH of the soil can be a crucial factor in determining whether the soil is fit for any living organism to grow. </text:span></text:p>
      <text:p text:style-name="P3"><text:span text:style-name="T9">Wide range of soil colour; gray, black, white, red, brown and yellow is influenced by the content of organic matter, and due to the presence of water and oxidation state of iron and magnesium. Yellow or red soil indicates the presence of iron oxides. Dark brown or black colour in soil indicates that the soil has high organic matter content. Wet soil will appear darker than dry soil. Red and brown colours caused by oxidation. The presence of specific minerals can also affect soil colour.Manganese oxide causes a black colour, glauconitic makes the soil green, and calcite can make soil in arid regions appear white. Thus due to concentration of organic matters, presence of water and oxidation are influenced factors of pH and colour association.</text:span></text:p>
      <text:p text:style-name="P4"><text:span text:style-name="T9">T</text:span><text:span text:style-name="T8">he method involves:</text:span></text:p>
      <text:p text:style-name="P3"><text:span text:style-name="T9">Soil samples are analyzed for the study and digital camera is used for capturing images (JPEG format). This JPEG format of images is converted into img. file for the purpose of digital value extraction and finally their digital values are determined. Soil pH index value of each samples is analysed by using the following equation:</text:span></text:p>
      <text:p text:style-name="P3"><text:soft-page-break/><text:span text:style-name="T9"/></text:p>
      <text:p text:style-name="P3"><text:span text:style-name="T9"><text:tab/>Soil pH Index= [(Red/Green)/Blue]</text:span></text:p>
      <text:p text:style-name="P3"><text:span text:style-name="T9">Image transformation option is used for RGB layer analysis using TNT Mips (a geospatial analysis system providing a fully featured GIS, relational databasemanagement system, and automated image processing system with computer aided design, triangulated irregular network, surface modeling, map layout andinnovative data publishing tools). Equation values and measured soil pH values are correlated. Determination of soil pH is based on digital image processing technique, in which digital photographs of the soil samples are used for the analysis of soil pH. </text:span></text:p>
      <text:p text:style-name="P3"><text:span text:style-name="T9"/></text:p>
      <text:p text:style-name="P3"><text:span text:style-name="T9">This model is based on digital image processing technique in Remote Sensing and Geographical Information System domain where digital photographs of the soil samples </text:span><text:span text:style-name="T10">a</text:span><text:span text:style-name="T9">re used for soil pH determination. Digital photographs </text:span><text:span text:style-name="T10">a</text:span><text:span text:style-name="T9">re collected during sunlight while photographs of the soil sample </text:span><text:span text:style-name="T10">a</text:span><text:span text:style-name="T9">re taken in dark room for the purity of digital value of the spectra.</text:span></text:p>
      <text:p text:style-name="P3"><text:span text:style-name="T9"/></text:p>
      <text:p text:style-name="P3"><text:span text:style-name="T9">Thus soil pH range varies from 7.30-7.50, 6.80-7.04 and 5.58-6.58 in deep brown colour, light yellowish colour and greenish colour respectively. </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5"><text:span text:style-name="T9">-</text:span><text:span text:style-name="T11">Hardik Shah</text:span></text:p>
      <text:p text:style-name="P6"><text:span text:style-name="T11">2</text:span><text:span text:style-name="T8">019A7PS0076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3T23:24:27.729673924</meta:creation-date>
    <dc:date>2020-06-23T23:40:16.928988695</dc:date>
    <meta:editing-duration>PT4M48S</meta:editing-duration>
    <meta:editing-cycles>2</meta:editing-cycles>
    <meta:generator>LibreOffice/6.0.7.3$Linux_X86_64 LibreOffice_project/00m0$Build-3</meta:generator>
    <meta:document-statistic meta:table-count="0" meta:image-count="0" meta:object-count="0" meta:page-count="2" meta:paragraph-count="15" meta:word-count="677" meta:character-count="4450" meta:non-whitespace-character-count="3785"/>
  </office:meta>
</office:document-meta>
</file>